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738 QQ#: 3 <text:s text:c="3"/>Date: <text:s/>27/01/2012 <text:s text:c="2"/>Roll No: <text:s text:c="25"/>Name: <text:s text:c="36"/></text:p>
      <text:p text:style-name="P2"/>
      <text:p text:style-name="P3">For each of the following programs, what will be the optimized program after CONSTANT PROPAGATION and FOLDING (as done in the class) 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/>
            <text:p text:style-name="P1">A = 10;</text:p>
            <text:p text:style-name="P1">if (I &gt; J) C = A;</text:p>
            <text:p text:style-name="P1">else <text:s/>B = A;</text:p>
            <text:p text:style-name="P1"/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>A = 10;</text:p>
            <text:p text:style-name="P1">B = 20;</text:p>
            <text:p text:style-name="P1">if (A == 10) X = B;</text:p>
            <text:p text:style-name="P1">else X = A;</text:p>
            <text:p text:style-name="P1"><text:s text:c="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>A = 10;</text:p>
            <text:p text:style-name="P1">B = 20;</text:p>
            <text:p text:style-name="P1">if (B == 20) A = 30;</text:p>
            <text:p text:style-name="P1">D = A</text:p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>A = 10;</text:p>
            <text:p text:style-name="P1">B = 20;</text:p>
            <text:p text:style-name="P1">if (B == 20) A = 10;</text:p>
            <text:p text:style-name="P1">else A = 30;</text:p>
            <text:p text:style-name="P1">D = A</text:p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>A = 10;</text:p>
            <text:p text:style-name="P1">B = 20;</text:p>
            <text:p text:style-name="P1">if (B == 20) A = 10;</text:p>
            <text:p text:style-name="P1">D = A</text:p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y Karkare</meta:initial-creator>
    <meta:creation-date>2012-01-13T12:10:14</meta:creation-date>
    <dc:date>2012-01-27T13:06:34</dc:date>
    <dc:creator>Amey Karkare</dc:creator>
    <meta:editing-duration>PT22M57S</meta:editing-duration>
    <meta:editing-cycles>5</meta:editing-cycles>
    <meta:generator>LibreOffice/3.4$Unix LibreOffice_project/340m1$Build-502</meta:generator>
    <meta:printed-by>Amey Karkare</meta:printed-by>
    <meta:print-date>2012-01-13T12:16:20</meta:print-date>
    <meta:document-statistic meta:table-count="1" meta:image-count="0" meta:object-count="0" meta:page-count="1" meta:paragraph-count="23" meta:word-count="113" meta:character-count="456" meta:non-whitespace-character-count="293"/>
  </office:meta>
</office:document-meta>
</file>